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800000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notifications</text:p>
      <text:p text:style-name="P1"/>
      <text:p text:style-name="P1">NOTIFICATIONS MAINLY TO FRONT PAGE. WHEN YOU GET NEW POSTS, COMMENTS, LOVE, ETC...</text:p>
      <text:p text:style-name="Standard"/>
      <text:p text:style-name="Standard"><text:span text:style-name="T1">phpnotificationsPosts</text:span>.js <text:span text:style-name="T2">GET</text:span>(phpnotificationsPosts.php)</text:p>
      <text:p text:style-name="Standard"/>
      <text:p text:style-name="Standard"><text:span text:style-name="T1">phpnotificationsShowPostfByPostId</text:span>.js <text:span text:style-name="T2">POST</text:span> (phpnotificationsShowPostfByPostId.php)</text:p>
      <text:p text:style-name="Standard"/>
      <text:p text:style-name="Standard"><text:span text:style-name="T1">phpnotificationsTranslateNotificationsPlusMessagesButtons</text:span>.js : translator</text:p>
      <text:p text:style-name="Standard"/>
      <text:p text:style-name="Standard"/>
      <text:p text:style-name="P2">PHP ONLY PHP</text:p>
      <text:p text:style-name="Standard"/>
      <text:p text:style-name="Standard">phpnotificationsCloneInsertDB</text:p>
      <text:p text:style-name="Standard"/>
      <text:p text:style-name="Standard">phpnotificationsCommentsInsertDB</text:p>
      <text:p text:style-name="Standard"/>
      <text:p text:style-name="Standard">phpnotificationsLoveInsertD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M30S</meta:editing-duration>
    <meta:editing-cycles>3</meta:editing-cycles>
    <meta:generator>OpenOffice.org/3.3$Win32 OpenOffice.org_project/330m20$Build-9567</meta:generator>
    <dc:date>2014-04-29T10:40:24.27</dc:date>
    <meta:document-statistic meta:table-count="0" meta:image-count="0" meta:object-count="0" meta:page-count="1" meta:paragraph-count="9" meta:word-count="28" meta:character-count="408"/>
    <meta:user-defined meta:name="Info 1"/>
    <meta:user-defined meta:name="Info 2"/>
    <meta:user-defined meta:name="Info 3"/>
    <meta:user-defined meta:name="Info 4"/>
  </office:meta>
</office:document-meta>
</file>